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P15" style:family="paragraph" style:parent-style-name="Text_20_body" style:list-style-name="L2"/>
    <style:style style:name="P16" style:family="paragraph" style:parent-style-name="Text_20_body" style:list-style-name="L2"/>
    <style:style style:name="P17" style:family="paragraph" style:parent-style-name="Text_20_body" style:list-style-name="L2"/>
    <style:style style:name="P18" style:family="paragraph" style:parent-style-name="Text_20_body" style:list-style-name="L2"/>
    <style:style style:name="P19" style:family="paragraph" style:parent-style-name="Text_20_body" style:list-style-name="L2">
      <style:text-properties fo:font-weight="bold" style:font-weight-asian="bold" style:font-weight-complex="bold"/>
    </style:style>
    <style:style style:name="P20" style:family="paragraph" style:parent-style-name="Text_20_body" style:list-style-name="L2">
      <style:text-properties fo:font-weight="bold" style:font-weight-asian="bold" style:font-weight-complex="bold"/>
    </style:style>
    <style:style style:name="P21" style:family="paragraph" style:parent-style-name="Text_20_body" style:list-style-name="L4">
      <style:text-properties fo:font-weight="bold" style:font-weight-asian="bold" style:font-weight-complex="bold"/>
    </style:style>
    <style:style style:name="P22" style:family="paragraph" style:parent-style-name="Text_20_body" style:list-style-name="L4">
      <style:text-properties fo:font-weight="bold" style:font-weight-asian="bold" style:font-weight-complex="bold"/>
    </style:style>
    <style:style style:name="P23" style:family="paragraph" style:parent-style-name="Text_20_body" style:list-style-name="L4">
      <style:text-properties fo:font-weight="bold" style:font-weight-asian="bold" style:font-weight-complex="bold"/>
    </style:style>
    <style:style style:name="P24" style:family="paragraph" style:parent-style-name="Text_20_body" style:list-style-name="L4">
      <style:text-properties fo:font-weight="bold" style:font-weight-asian="bold" style:font-weight-complex="bold"/>
    </style:style>
    <style:style style:name="P25" style:family="paragraph" style:parent-style-name="Text_20_body" style:list-style-name="L4">
      <style:text-properties fo:font-weight="bold" style:font-weight-asian="bold" style:font-weight-complex="bold"/>
    </style:style>
    <style:style style:name="P26" style:family="paragraph" style:parent-style-name="Text_20_body" style:list-style-name="L4">
      <style:text-properties fo:font-weight="bold" style:font-weight-asian="bold" style:font-weight-complex="bold"/>
    </style:style>
    <style:style style:name="P27" style:family="paragraph" style:parent-style-name="Text_20_body" style:list-style-name="L4">
      <style:text-properties fo:font-weight="bold" style:font-weight-asian="bold" style:font-weight-complex="bold"/>
    </style:style>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L2"/>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3"/>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5"/>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7"/>
    <style:style style:name="P48" style:family="paragraph" style:parent-style-name="Text_20_body" style:list-style-name="L7"/>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8"/>
    <style:style style:name="P54" style:family="paragraph" style:parent-style-name="Text_20_body" style:list-style-name="L8"/>
    <style:style style:name="P55" style:family="paragraph" style:parent-style-name="Text_20_body" style:list-style-name="L8"/>
    <style:style style:name="P56" style:family="paragraph" style:parent-style-name="Text_20_body" style:list-style-name="L8"/>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Text_20_body" style:list-style-name="L8"/>
    <style:style style:name="P61" style:family="paragraph" style:parent-style-name="Text_20_body" style:list-style-name="L8"/>
    <style:style style:name="P62" style:family="paragraph" style:parent-style-name="Text_20_body" style:list-style-name="L8"/>
    <style:style style:name="P63" style:family="paragraph" style:parent-style-name="Text_20_body" style:list-style-name="L8"/>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list-style-name="L8"/>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8"/>
    <style:style style:name="P72" style:family="paragraph" style:parent-style-name="Text_20_body" style:list-style-name="L8"/>
    <style:style style:name="P73" style:family="paragraph" style:parent-style-name="Text_20_body" style:list-style-name="L8"/>
    <style:style style:name="P74" style:family="paragraph" style:parent-style-name="Text_20_body" style:list-style-name="L8"/>
    <style:style style:name="P75" style:family="paragraph" style:parent-style-name="Text_20_body" style:list-style-name="L8"/>
    <style:style style:name="P76" style:family="paragraph" style:parent-style-name="Text_20_body" style:list-style-name="L2">
      <style:paragraph-properties fo:margin-top="0cm" fo:margin-bottom="0.212cm"/>
    </style:style>
    <style:style style:name="P77" style:family="paragraph" style:parent-style-name="Text_20_body" style:list-style-name="L2">
      <style:paragraph-properties fo:margin-top="0cm" fo:margin-bottom="0.212cm"/>
    </style:style>
    <style:style style:name="P78" style:family="paragraph" style:parent-style-name="Text_20_body" style:list-style-name="L2">
      <style:paragraph-properties fo:margin-top="0cm" fo:margin-bottom="0.212cm"/>
    </style:style>
    <style:style style:name="P79" style:family="paragraph" style:parent-style-name="Text_20_body" style:list-style-name="L2">
      <style:paragraph-properties fo:margin-top="0cm" fo:margin-bottom="0.212cm"/>
    </style:style>
    <style:style style:name="P80" style:family="paragraph" style:parent-style-name="Text_20_body" style:list-style-name="L6">
      <style:paragraph-properties fo:margin-top="0cm" fo:margin-bottom="0cm"/>
    </style:style>
    <style:style style:name="P81" style:family="paragraph" style:parent-style-name="Text_20_body" style:list-style-name="L6">
      <style:paragraph-properties fo:margin-top="0cm" fo:margin-bottom="0cm"/>
    </style:style>
    <style:style style:name="P82" style:family="paragraph" style:parent-style-name="Text_20_body" style:list-style-name="L6">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Helvetica" fo:font-size="10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ser guide</text:h>
      <text:p text:style-name="Text_20_body"/>
      <text:h text:style-name="Heading_20_2" text:outline-level="2">Installation</text:h>
      <text:p text:style-name="Text_20_body"/>
      <text:h text:style-name="Heading_20_2" text:outline-level="2">Projects</text:h>
      <text:p text:style-name="Text_20_body"/>
      <text:h text:style-name="Heading_20_2" text:outline-level="2">Debugging</text:h>
      <text:p text:style-name="Text_20_body"/>
      <text:h text:style-name="Heading_20_2" text:outline-level="2">Examples</text:h>
      <text:p text:style-name="Text_20_body"/>
      <text:h text:style-name="Heading_20_2" text:outline-level="2">3<text:span text:style-name="T3">rd</text:span> Party Libraries</text:h>
      <text:h text:style-name="Heading_20_3" text:outline-level="3"><text:span text:style-name="T6"><text:line-break/></text:span>DockPanel Suite v2.2</text:h>
      <text:p text:style-name="Standard"><text:a xlink:type="simple" xlink:href="http://sourceforge.net/projects/dockpanelsuite/">http://sourceforge.net/projects/dockpanelsuite/</text:a></text:p>
      <text:p text:style-name="Text_20_body"><text:line-break/>Provides docking and MDI framework, for a Visual Studio look and feel.</text:p>
      <text:p text:style-name="Quotations">The MIT License<text:line-break/><text:line-break/>Copyright (c) 2007 Weifen Luo (email: weifenluo@yahoo.co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 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3" text:outline-level="3">Scinitilla control </text:h>
      <text:p text:style-name="Text_20_body"><text:a xlink:type="simple" xlink:href="http://scintilla.sourceforge.net/index.html">http://scintilla.sourceforge.net/index.html</text:a></text:p>
      <text:p text:style-name="Text_20_body"><text:line-break/>The text editing control; a fully featured embedded code editor.</text:p>
      <text:p text:style-name="Quotations">License for Scintilla and SciTE<text:line-break/><text:line-break/>Copyright 1998-2003 by Neil Hodgson &lt;neilh@scintilla.org&gt;<text:line-break/><text:line-break/>All Rights Reserved <text:line-break/><text:line-break/>Permission to use, copy, modify, and distribute this software and its <text:line-break/>documentation for any purpose and without fee is hereby granted, <text:line-break/>provided that the above copyright notice appear in all copies and that <text:line-break/>both that copyright notice and this permission notice appear in <text:line-break/>supporting documentation. <text:line-break/><text:line-break/>NEIL HODGSON DISCLAIMS ALL WARRANTIES WITH REGARD TO THIS <text:line-break/>SOFTWARE, INCLUDING ALL IMPLIED WARRANTIES OF MERCHANTABILITY <text:line-break/>AND FITNESS, IN NO EVENT SHALL NEIL HODGSON BE LIABLE FOR ANY <text:line-break/>SPECIAL, INDIRECT OR CONSEQUENTIAL DAMAGES OR ANY DAMAGES <text:line-break/>WHATSOEVER RESULTING FROM LOSS OF USE, DATA OR PROFITS, <text:line-break/>WHETHER IN AN ACTION OF CONTRACT, NEGLIGENCE OR OTHER <text:line-break/>TORTIOUS ACTION, ARISING OUT OF OR IN CONNECTION WITH THE USE <text:line-break/>OR PERFORMANCE OF THIS SOFTWARE. </text:p>
      <text:h text:style-name="Heading_20_3" text:outline-level="3">Scinitilla.NET</text:h>
      <text:p text:style-name="Text_20_body"><text:a xlink:type="simple" xlink:href="http://www.codeplex.com/ScintillaNET">http://www.codeplex.com/ScintillaNET</text:a></text:p>
      <text:p text:style-name="Text_20_body">.NET wrapper for the Scintilla text editor (needed because Scintilla is a Win32/GTK native control).</text:p>
      <text:p text:style-name="Quotations">ScintillaNET is based on the Scintilla component by Neil Hodgson.<text:line-break/><text:line-break/>ScintillaNET is released on this same license.<text:line-break/><text:line-break/>The ScintillaNET bindings are Copyright 2002-2006 by Garrett Serack &lt;gserack@gmail.com&gt;<text:line-break/><text:line-break/>All Rights Reserved<text:line-break/><text:line-break/>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text:line-break/><text:line-break/>GARRETT SERACK AND ALL EMPLOYERS PAST AND PRESENT DISCLAIM ALL WARRANTIES WITH REGARD TO THIS SOFTWARE, INCLUDING ALL IMPLIED WARRANTIES OF MERCHANTABILITY AND FITNESS, IN NO EVENT SHALL GARRETT SERACK AND ALL EMPLOYERS PAST AND PRESENT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Arial, sans-serif"/>
    <style:font-face style:name="StarSymbol" svg:font-family="StarSymbol"/>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shadow="none"/>
      <style:text-properties fo:font-variant="normal" fo:text-transform="none" fo:font-size="15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4-11T11:20:18</meta:creation-date>
    <dc:creator>Allen Weeks</dc:creator>
    <dc:date>2008-11-06T17:59:20</dc:date>
    <dc:language>zxx</dc:language>
    <meta:editing-cycles>85</meta:editing-cycles>
    <meta:editing-duration>P6DT10H25M28S</meta:editing-duration>
    <meta:user-defined meta:name="Info 1"/>
    <meta:user-defined meta:name="Info 2"/>
    <meta:user-defined meta:name="Info 3"/>
    <meta:user-defined meta:name="Info 4"/>
    <meta:document-statistic meta:table-count="0" meta:image-count="0" meta:object-count="0" meta:page-count="3" meta:paragraph-count="18" meta:word-count="527" meta:character-count="3488"/>
  </office:meta>
</office:document-meta>
</file>